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Cantarell Extra Bold" svg:font-family="'Cantarell Extra Bold'" style:font-pitch="variable"/>
    <style:font-face style:name="Cantarell Light" svg:font-family="'Cantarell Light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Bold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2cm" fo:margin-right="-2cm" fo:text-indent="0cm" style:auto-text-indent="false" fo:background-color="transparent"/>
      <style:text-properties style:font-name="Cantarell Light" fo:font-size="180pt" officeooo:rsid="00134597" officeooo:paragraph-rsid="00134597" style:font-size-asian="180pt" style:font-size-complex="180pt"/>
    </style:style>
    <style:style style:name="P2" style:family="paragraph" style:parent-style-name="Standard" style:master-page-name="">
      <loext:graphic-properties draw:fill="none"/>
      <style:paragraph-properties fo:margin-left="-2cm" fo:margin-right="-2cm" fo:text-indent="0cm" style:auto-text-indent="false" style:page-number="auto" fo:background-color="transparent"/>
      <style:text-properties style:font-name="Cantarell Light" fo:font-size="180pt" officeooo:rsid="00134597" officeooo:paragraph-rsid="00134597" style:font-size-asian="180pt" style:font-size-complex="180pt"/>
    </style:style>
    <style:style style:name="P3" style:family="paragraph" style:parent-style-name="Standard" style:master-page-name="">
      <loext:graphic-properties draw:fill="none"/>
      <style:paragraph-properties fo:margin-left="0cm" fo:margin-right="-2cm" fo:text-indent="-2cm" style:auto-text-indent="false" style:page-number="auto" fo:background-color="transparent"/>
      <style:text-properties style:font-name="Cantarell Light" fo:font-size="150pt" officeooo:rsid="00134597" officeooo:paragraph-rsid="00134597" style:font-size-asian="150pt" style:font-size-complex="150pt"/>
    </style:style>
    <style:style style:name="T1" style:family="text">
      <style:text-properties officeooo:rsid="0011e9fd"/>
    </style:style>
    <style:style style:name="T2" style:family="text">
      <style:text-properties officeooo:rsid="00134597"/>
    </style:style>
    <style:style style:name="T3" style:family="text">
      <style:text-properties style:font-name="Nimbus Sans1" officeooo:rsid="00134597"/>
    </style:style>
    <style:style style:name="T4" style:family="text">
      <style:text-properties style:font-name="Cantarell Light" officeooo:rsid="001345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tor:</text:p>
      <text:p text:style-name="P1">Dušan </text:p>
      <text:p text:style-name="P1"><text:soft-page-break/>Šúňava,</text:p>
      <text:p text:style-name="P1">Peter Riša</text:p>
      <text:p text:style-name="P3"><text:soft-page-break/>Gymnázium A.H. <text:soft-page-break/>Škultétyho Veľký Krtíš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Cantarell Extra Bold" svg:font-family="'Cantarell Extra Bold'" style:font-pitch="variable"/>
    <style:font-face style:name="Cantarell Light" svg:font-family="'Cantarell Light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Bold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sk" fo:country="SK" style:letter-kerning="true" style:font-name-asian="Linux Biolinum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sk" fo:country="SK" style:letter-kerning="true" style:font-name-asian="Linux Biolinum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Linux Biolinum" style:font-family-asian="'Linux Biolinum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7T06:12:00.990259899</meta:creation-date>
    <dc:date>2019-10-17T06:20:25.356456490</dc:date>
    <meta:editing-duration>PT8M24S</meta:editing-duration>
    <meta:editing-cycles>3</meta:editing-cycles>
    <meta:generator>LibreOffice/6.3.2.2$Linux_X86_64 LibreOffice_project/30$Build-2</meta:generator>
    <meta:document-statistic meta:table-count="0" meta:image-count="0" meta:object-count="0" meta:page-count="4" meta:paragraph-count="5" meta:word-count="10" meta:character-count="66" meta:non-whitespace-character-count="60"/>
  </office:meta>
</office:document-meta>
</file>